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0pt"/>
    </style:style>
    <style:style style:name="P3" style:family="paragraph" style:parent-style-name="Standard">
      <style:paragraph-properties fo:break-before="auto" fo:break-after="auto"/>
      <style:text-properties style:font-name="Courier New" fo:font-size="10pt"/>
    </style:style>
    <style:style style:name="P4" style:family="paragraph" style:parent-style-name="Standard">
      <style:paragraph-properties fo:text-align="center" style:justify-single-word="false" fo:break-before="auto" fo:break-after="auto"/>
      <style:text-properties style:font-name="Courier New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ará<text:line-break/>Governo Municipal de Piquet Carneiro <text:s text:c="31"/>Página: 0001<text:line-break/><text:line-break/>Total de Benefício(s) Pendente(s)<text:line-break/></text:p>
      <text:p text:style-name="P4">Período: 01/01/1997 a 18/01/2024<text:line-break/></text:p>
      <text:p text:style-name="P2">Beneficiário____: MARIA VIVIANE ALVES QUIRINO<text:line-break/>Entidade doadora: <text:s text:c="4"/>-<text:line-break/>————————————————————————————————————————————————————————————————————————————————<text:line-break/>Código Descrição <text:s text:c="39"/>Quant. <text:s text:c="9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098710 CESTA BÁSICA <text:s text:c="38"/>1.00 <text:s text:c="11"/>107.29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dos Benefícios Pendentes_______: <text:s text:c="19"/>1.00 <text:s text:c="11"/>107.29<text:line-break/><text:line-break/><text:line-break/>Beneficiário____: DEURISVAN LEMOS DE FREITAS<text:line-break/>Entidade doadora: <text:s text:c="4"/>-<text:line-break/>————————————————————————————————————————————————————————————————————————————————<text:line-break/>Código Descrição <text:s text:c="39"/>Quant. <text:s text:c="9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098710 CESTA BÁSICA <text:s text:c="38"/>1.00 <text:s text:c="11"/>107.29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dos Benefícios Pendentes_______: <text:s text:c="19"/>1.00 <text:s text:c="11"/>107.29<text:line-break/><text:line-break/><text:line-break/>Beneficiário____: ALOIZIO RODRIGUES COSTA<text:line-break/>Entidade doadora: <text:s text:c="4"/>-<text:line-break/>————————————————————————————————————————————————————————————————————————————————<text:line-break/>Código Descrição <text:s text:c="39"/>Quant. <text:s text:c="9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098710 CESTA BÁSICA <text:s text:c="38"/>1.00 <text:s text:c="12"/>81.22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dos Benefícios Pendentes_______: <text:s text:c="19"/>1.00 <text:s text:c="12"/>81.22<text:line-break/><text:line-break/><text:line-break/>Beneficiário____: ROZILDA RODRIGUES DE MELO<text:line-break/>Entidade doadora: <text:s text:c="4"/>-<text:line-break/>————————————————————————————————————————————————————————————————————————————————<text:line-break/>Código Descrição <text:s text:c="39"/>Quant. <text:s text:c="9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098710 CESTA BÁSICA <text:s text:c="38"/>1.00 <text:s text:c="12"/>81.22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dos Benefícios Pendentes_______: <text:s text:c="19"/>1.00 <text:s text:c="12"/>81.22<text:line-break/><text:line-break/><text:line-break/>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Geral dos Benefícios Pendentes___: <text:s text:c="17"/>4.00 <text:s text:c="11"/>377.02<text:line-break/><text:line-break/><text:line-break/><text:line-break/><text:line-break/><text:line-break/>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0pt"/>
    </style:style>
    <style:page-layout style:name="Mpm1">
      <style:page-layout-properties fo:page-width="8.2681in" fo:page-height="11.6929in" style:num-format="1" style:print-orientation="portrait" fo:margin-top="0.5in" fo:margin-bottom="0.2098in" fo:margin-left="1.1098in" fo:margin-right="0.0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1T17:33:54.561140283</dc:date>
    <meta:editing-duration>P0D</meta:editing-duration>
    <meta:editing-cycles>1</meta:editing-cycles>
    <meta:document-statistic meta:table-count="0" meta:image-count="0" meta:object-count="0" meta:page-count="1" meta:paragraph-count="4" meta:word-count="118" meta:character-count="2634" meta:non-whitespace-character-count="1895"/>
    <meta:generator>LibreOffice/6.4.7.2$Linux_X86_64 LibreOffice_project/40$Build-2</meta:generator>
  </office:meta>
</office:document-meta>
</file>